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ToObjectMapper.mapRowToReturnTyp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">
            <text:p text:style-name="Table_20_Contents">5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RowToObjectMapper.RowToObjectMapper( ResultSet resultSet , Class returnTypeClass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ToObjectMapper.getFieldMapping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